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7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93f40"/>
    </style:style>
    <style:style style:name="P3" style:family="paragraph" style:parent-style-name="Table_20_Contents">
      <style:text-properties officeooo:rsid="00093f40" officeooo:paragraph-rsid="00093f40"/>
    </style:style>
    <style:style style:name="P4" style:family="paragraph" style:parent-style-name="Table_20_Contents">
      <style:text-properties officeooo:rsid="000c4c67" officeooo:paragraph-rsid="000c4c67"/>
    </style:style>
    <style:style style:name="P5" style:family="paragraph" style:parent-style-name="Table_20_Contents">
      <style:text-properties officeooo:rsid="000d8292" officeooo:paragraph-rsid="000d8292"/>
    </style:style>
    <style:style style:name="P6" style:family="paragraph" style:parent-style-name="Table_20_Contents">
      <style:text-properties officeooo:rsid="0008c033" officeooo:paragraph-rsid="00105d3c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 style:list-style-name="L1">
      <style:text-properties officeooo:paragraph-rsid="000ad213"/>
    </style:style>
    <style:style style:name="P10" style:family="paragraph" style:parent-style-name="Azione_20_attore">
      <style:text-properties officeooo:paragraph-rsid="00093f40"/>
    </style:style>
    <style:style style:name="P11" style:family="paragraph" style:parent-style-name="Azione_20_attore">
      <style:text-properties officeooo:rsid="000ad213" officeooo:paragraph-rsid="000ad213"/>
    </style:style>
    <style:style style:name="P12" style:family="paragraph" style:parent-style-name="Azione_20_attore">
      <style:text-properties officeooo:rsid="001736e7" officeooo:paragraph-rsid="001736e7"/>
    </style:style>
    <style:style style:name="P13" style:family="paragraph" style:parent-style-name="Azione_20_sistema">
      <style:text-properties officeooo:rsid="000ad213" officeooo:paragraph-rsid="00093f40"/>
    </style:style>
    <style:style style:name="P14" style:family="paragraph" style:parent-style-name="Azione_20_sistema">
      <style:text-properties officeooo:rsid="000ad213" officeooo:paragraph-rsid="000ad213"/>
    </style:style>
    <style:style style:name="P15" style:family="paragraph" style:parent-style-name="Azione_20_sistema">
      <style:text-properties officeooo:rsid="000d8292" officeooo:paragraph-rsid="000ad213"/>
    </style:style>
    <style:style style:name="P16" style:family="paragraph" style:parent-style-name="Azione_20_sistema">
      <style:text-properties officeooo:rsid="00148823" officeooo:paragraph-rsid="00148823"/>
    </style:style>
    <style:style style:name="P17" style:family="paragraph" style:parent-style-name="Azione_20_sistema" style:list-style-name="Numerazione_20_UC">
      <style:paragraph-properties fo:margin-left="0cm" fo:margin-right="0cm" fo:text-indent="0cm" style:auto-text-indent="false"/>
      <style:text-properties officeooo:rsid="00148823" officeooo:paragraph-rsid="00148823"/>
    </style:style>
    <style:style style:name="T1" style:family="text">
      <style:text-properties officeooo:rsid="00093f40"/>
    </style:style>
    <style:style style:name="T2" style:family="text">
      <style:text-properties fo:font-weight="bold" officeooo:rsid="00093f40" style:font-weight-asian="bold" style:font-weight-complex="bold"/>
    </style:style>
    <style:style style:name="T3" style:family="text">
      <style:text-properties fo:font-weight="bold" officeooo:rsid="001004f8" style:font-weight-asian="bold" style:font-weight-complex="bold"/>
    </style:style>
    <style:style style:name="T4" style:family="text">
      <style:text-properties fo:font-weight="normal" officeooo:rsid="00093f40" style:font-weight-asian="normal" style:font-weight-complex="normal"/>
    </style:style>
    <style:style style:name="T5" style:family="text">
      <style:text-properties officeooo:rsid="000ad213"/>
    </style:style>
    <style:style style:name="T6" style:family="text">
      <style:text-properties officeooo:rsid="000d8292"/>
    </style:style>
    <style:style style:name="T7" style:family="text">
      <style:text-properties officeooo:rsid="001004f8"/>
    </style:style>
    <style:style style:name="T8" style:family="text">
      <style:text-properties officeooo:rsid="000a3f9c"/>
    </style:style>
    <style:style style:name="T9" style:family="text">
      <style:text-properties officeooo:rsid="00108f40"/>
    </style:style>
    <style:style style:name="T10" style:family="text">
      <style:text-properties officeooo:rsid="00195718"/>
    </style:style>
    <style:style style:name="T11" style:family="text">
      <style:text-properties officeooo:rsid="0014af7b"/>
    </style:style>
    <style:style style:name="T12" style:family="text">
      <style:text-properties officeooo:rsid="00105d3c"/>
    </style:style>
    <style:style style:name="T13" style:family="text">
      <style:text-properties officeooo:rsid="000b7d41"/>
    </style:style>
    <style:style style:name="T14" style:family="text">
      <style:text-properties officeooo:rsid="0011615f"/>
    </style:style>
    <style:style style:name="T15" style:family="text">
      <style:text-properties officeooo:rsid="00168535"/>
    </style:style>
    <style:style style:name="T16" style:family="text">
      <style:text-properties officeooo:rsid="001736e7"/>
    </style:style>
    <style:style style:name="T17" style:family="text">
      <style:text-properties officeooo:rsid="00191974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Modifica di un even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<text:span text:style-name="T14">Iniziato da: </text:span><text:span text:style-name="T1">Educatore didattico </text:span><text:span text:style-name="T2">Or </text:span><text:span text:style-name="T4">Psico-pedagogo </text:span><text:span text:style-name="T2">Or</text:span><text:span text:style-name="T4"> Diret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1">L'utente accede al sistema e viene riconosciuto come Educatore didattico </text:span><text:span text:style-name="T2">Or</text:span><text:span text:style-name="T1"> psico-pedagogo </text:span><text:span text:style-name="T2">Or </text:span><text:span text:style-name="T4">diret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2465955" text:style-name="Numerazione_20_UC">
              <text:list-item text:start-value="1">
                <text:p text:style-name="P10"><text:span text:style-name="T1">L' utente accede </text:span><text:span text:style-name="T5">alla sezione eventi </text:span><text:span text:style-name="T7">(include </text:span><text:span text:style-name="T3">Visualizza Eventi</text:span><text:span text:style-name="T7">)</text:span></text:p>
                <text:p text:style-name="P13"/>
              </text:list-item>
              <text:list-item>
                <text:p text:style-name="P14">Il sistema mostra <text:span text:style-name="T15">la lista degli eventi </text:span><text:span text:style-name="T17">a lui pertinenti</text:span></text:p>
                <text:p text:style-name="P11"/>
              </text:list-item>
              <text:list-item>
                <text:p text:style-name="P11">L<text:span text:style-name="T6">'</text:span>utente seleziona <text:span text:style-name="T6">un evento </text:span><text:span text:style-name="T16">dalla lista degli eventi</text:span></text:p>
                <text:p text:style-name="P15"/>
              </text:list-item>
              <text:list-item>
                <text:p text:style-name="P14">Il sistema mostra un form <text:span text:style-name="T6">con i dati dell'evento</text:span></text:p>
              </text:list-item>
              <text:list-item>
                <text:p text:style-name="P12">L'utente modifica i dati voluti dell'evento selezionato</text:p>
                <text:p text:style-name="P15"/>
              </text:list-item>
              <text:list-item>
                <text:p text:style-name="P11"><text:s/>L'utente sottomette l'evento</text:p>
                <text:p text:style-name="P14"/>
              </text:list-item>
              <text:list-item>
                <text:p text:style-name="P16">Il sistema visualizza un messaggio di avvenuta modifica.</text:p>
                <text:p text:style-name="P17"><text:s/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6"><text:span text:style-name="T8">L'educatore ha inserito </text:span><text:span text:style-name="T11">l' evento</text:span><text:span text:style-name="T13"> </text:span><text:span text:style-name="T8">correttamente, </text:span><text:span text:style-name="T9">ha confermato l' operazione e il sistema ha aggiornato </text:span><text:span text:style-name="T11">l'elenco eventi.</text:span></text:p>
            <text:p text:style-name="P6"><text:span text:style-name="T8">L'educatore </text:span><text:span text:style-name="T9">ha </text:span><text:span text:style-name="T10">annullato</text:span><text:span text:style-name="T9"> </text:span><text:span text:style-name="T10">l' </text:span><text:span text:style-name="T9">operazione <text:s/></text:span><text:span text:style-name="T10">e </text:span><text:span text:style-name="T9">il sistema </text:span><text:span text:style-name="T10">non </text:span><text:span text:style-name="T9">ha aggiornato </text:span><text:span text:style-name="T12">l'evento da modificare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2467978" text:style-name="L1">
              <text:list-item>
                <text:p text:style-name="P9">Nel caso di un errore utente, il sistema mostra all’utente un messaggio di errore che <text:span text:style-name="T5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N/D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" style:font-size-asian="10pt" style:font-name-complex="Lohit Devanagari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25:03.96</meta:creation-date>
    <meta:editing-duration>PT6M42S</meta:editing-duration>
    <meta:editing-cycles>14</meta:editing-cycles>
    <meta:generator>LibreOffice/3.6$Windows_x86 LibreOffice_project/da8c1e6-fd468f4-454e206-f42a4a9-143cfd</meta:generator>
    <dc:date>2012-10-21T22:35:24.32</dc:date>
    <meta:document-statistic meta:table-count="1" meta:image-count="0" meta:object-count="0" meta:page-count="1" meta:paragraph-count="24" meta:word-count="158" meta:character-count="1024" meta:non-whitespace-character-count="894"/>
  </office:meta>
</office:document-meta>
</file>